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Calibri" svg:font-family="Calibri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06in" style:rel-column-width="21840*"/>
    </style:style>
    <style:style style:name="Taula1.B" style:family="table-column">
      <style:table-column-properties style:column-width="2.2313in" style:rel-column-width="21847*"/>
    </style:style>
    <style:style style:name="Taula1.C" style:family="table-column">
      <style:table-column-properties style:column-width="2.2313in" style:rel-column-width="21848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4125in" fo:margin-left="0.284in" fo:margin-right="-0.0035in" table:align="margins"/>
    </style:style>
    <style:style style:name="Taula2.A" style:family="table-column">
      <style:table-column-properties style:column-width="1.9507in" style:rel-column-width="19935*"/>
    </style:style>
    <style:style style:name="Taula2.B" style:family="table-column">
      <style:table-column-properties style:column-width="2.2306in" style:rel-column-width="22796*"/>
    </style:style>
    <style:style style:name="Taula2.C" style:family="table-column">
      <style:table-column-properties style:column-width="2.2313in" style:rel-column-width="22804*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c2b1a" officeooo:paragraph-rsid="000c2b1a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d7bc5" officeooo:paragraph-rsid="000d7bc5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052b8" officeooo:paragraph-rsid="001052b8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f6bbc" officeooo:paragraph-rsid="000f6bbc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17f3a" officeooo:paragraph-rsid="00117f3a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2c38e" officeooo:paragraph-rsid="0012c38e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41167" officeooo:paragraph-rsid="00141167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64b32" officeooo:paragraph-rsid="00164b3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8629d" officeooo:paragraph-rsid="0008629d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a3699" officeooo:paragraph-rsid="000a3699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0bc406" officeooo:paragraph-rsid="000bc406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style:text-underline-style="solid" style:text-underline-width="auto" style:text-underline-color="font-color" fo:font-weight="normal" officeooo:rsid="00117f3a" officeooo:paragraph-rsid="00117f3a" fo:background-color="transparent" style:font-name-asian="Calibri" style:font-name-complex="Calibri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style:text-underline-style="none" fo:font-weight="normal" officeooo:rsid="00141167" officeooo:paragraph-rsid="00141167" fo:background-color="transparent" style:font-name-asian="Calibri" style:font-name-complex="Calibri"/>
    </style:style>
    <style:style style:name="P18" style:family="paragraph" style:parent-style-name="Table_20_Contents">
      <style:text-properties officeooo:rsid="0034eebc" officeooo:paragraph-rsid="0034eebc"/>
    </style:style>
    <style:style style:name="P19" style:family="paragraph" style:parent-style-name="Table_20_Contents">
      <style:text-properties officeooo:rsid="0034eebc" officeooo:paragraph-rsid="0036c617"/>
    </style:style>
    <style:style style:name="P20" style:family="paragraph" style:parent-style-name="Table_20_Contents">
      <style:text-properties officeooo:rsid="0036c617" officeooo:paragraph-rsid="0036c617"/>
    </style:style>
    <style:style style:name="P21" style:family="paragraph" style:parent-style-name="Table_20_Contents">
      <style:text-properties officeooo:rsid="0036c617" officeooo:paragraph-rsid="0037c194"/>
    </style:style>
    <style:style style:name="P22" style:family="paragraph" style:parent-style-name="Table_20_Contents">
      <style:text-properties officeooo:rsid="0037c194" officeooo:paragraph-rsid="0037c194"/>
    </style:style>
    <style:style style:name="P23" style:family="paragraph" style:parent-style-name="Numbering_20_1" style:list-style-name="Numbering_20_1">
      <style:text-properties officeooo:paragraph-rsid="002c449d"/>
    </style:style>
    <style:style style:name="P24" style:family="paragraph" style:parent-style-name="Numbering_20_1" style:list-style-name="Numbering_20_1">
      <style:text-properties officeooo:paragraph-rsid="003b1302"/>
    </style:style>
    <style:style style:name="P25" style:family="paragraph" style:parent-style-name="Numbering_20_1" style:list-style-name="Numbering_20_1">
      <style:text-properties fo:color="#000000" officeooo:paragraph-rsid="002c449d"/>
    </style:style>
    <style:style style:name="P26" style:family="paragraph" style:parent-style-name="Numbering_20_1">
      <style:text-properties officeooo:rsid="002e3aee" officeooo:paragraph-rsid="002e3aee"/>
    </style:style>
    <style:style style:name="P27" style:family="paragraph" style:parent-style-name="Numbering_20_1" style:list-style-name="">
      <style:text-properties officeooo:rsid="002f5ecf" officeooo:paragraph-rsid="002f5ecf"/>
    </style:style>
    <style:style style:name="P28" style:family="paragraph" style:parent-style-name="Numbering_20_1">
      <style:text-properties officeooo:rsid="001e8789" officeooo:paragraph-rsid="001e8789"/>
    </style:style>
    <style:style style:name="P29" style:family="paragraph" style:parent-style-name="Numbering_20_1">
      <style:text-properties officeooo:rsid="001deb9e" officeooo:paragraph-rsid="001e8789"/>
    </style:style>
    <style:style style:name="P30" style:family="paragraph" style:parent-style-name="Numbering_20_1">
      <style:text-properties officeooo:rsid="001deb9e" officeooo:paragraph-rsid="001deb9e"/>
    </style:style>
    <style:style style:name="P31" style:family="paragraph" style:parent-style-name="Numbering_20_1">
      <style:text-properties fo:color="#0066b3" officeooo:rsid="003156a1" officeooo:paragraph-rsid="003156a1"/>
    </style:style>
    <style:style style:name="P32" style:family="paragraph" style:parent-style-name="Numbering_20_1" style:list-style-name="">
      <style:text-properties fo:color="#0066b3" officeooo:rsid="001deb9e" officeooo:paragraph-rsid="001deb9e"/>
    </style:style>
    <style:style style:name="P33" style:family="paragraph" style:parent-style-name="Numbering_20_1" style:list-style-name="">
      <style:text-properties fo:color="#0066b3" officeooo:rsid="00328650" officeooo:paragraph-rsid="00328650"/>
    </style:style>
    <style:style style:name="P34" style:family="paragraph" style:parent-style-name="Numbering_20_1">
      <style:text-properties fo:color="#0066b3" officeooo:rsid="002f8afb" officeooo:paragraph-rsid="002f8afb"/>
    </style:style>
    <style:style style:name="P35" style:family="paragraph" style:parent-style-name="Numbering_20_1">
      <style:text-properties officeooo:rsid="001dec77" officeooo:paragraph-rsid="001e8789"/>
    </style:style>
    <style:style style:name="P36" style:family="paragraph" style:parent-style-name="Numbering_20_1">
      <style:paragraph-properties fo:text-align="center" style:justify-single-word="false"/>
    </style:style>
    <style:style style:name="P37" style:family="paragraph" style:parent-style-name="Numbering_20_1">
      <style:text-properties officeooo:rsid="0034eebc" officeooo:paragraph-rsid="0034eebc"/>
    </style:style>
    <style:style style:name="P38" style:family="paragraph" style:parent-style-name="Numbering_20_1" style:list-style-name="">
      <style:text-properties officeooo:rsid="0034eebc" officeooo:paragraph-rsid="0034eebc"/>
    </style:style>
    <style:style style:name="P39" style:family="paragraph" style:parent-style-name="Numbering_20_1">
      <style:text-properties officeooo:paragraph-rsid="0034eebc"/>
    </style:style>
    <style:style style:name="P40" style:family="paragraph" style:parent-style-name="Table_20_Contents">
      <style:text-properties officeooo:rsid="003de0d4" officeooo:paragraph-rsid="003de0d4"/>
    </style:style>
    <style:style style:name="P41" style:family="paragraph" style:parent-style-name="Table_20_Contents">
      <style:text-properties officeooo:rsid="003e7244" officeooo:paragraph-rsid="003e7244"/>
    </style:style>
    <style:style style:name="P42" style:family="paragraph" style:parent-style-name="Table_20_Contents">
      <style:text-properties officeooo:rsid="003eeb94" officeooo:paragraph-rsid="003eeb94"/>
    </style:style>
    <style:style style:name="T1" style:family="text">
      <style:text-properties officeooo:rsid="001e8789"/>
    </style:style>
    <style:style style:name="T2" style:family="text">
      <style:text-properties officeooo:rsid="002051dc"/>
    </style:style>
    <style:style style:name="T3" style:family="text">
      <style:text-properties officeooo:rsid="0025a8c3"/>
    </style:style>
    <style:style style:name="T4" style:family="text">
      <style:text-properties officeooo:rsid="002b2484"/>
    </style:style>
    <style:style style:name="T5" style:family="text">
      <style:text-properties officeooo:rsid="0008629d"/>
    </style:style>
    <style:style style:name="T6" style:family="text">
      <style:text-properties officeooo:rsid="0030e5cd"/>
    </style:style>
    <style:style style:name="T7" style:family="text">
      <style:text-properties officeooo:rsid="002c449d"/>
    </style:style>
    <style:style style:name="T8" style:family="text">
      <style:text-properties officeooo:rsid="0034eb9f"/>
    </style:style>
    <style:style style:name="T9" style:family="text">
      <style:text-properties fo:color="#000000"/>
    </style:style>
    <style:style style:name="T10" style:family="text">
      <style:text-properties fo:color="#000000" officeooo:rsid="0030e5cd"/>
    </style:style>
    <style:style style:name="T11" style:family="text">
      <style:text-properties officeooo:rsid="002d566a"/>
    </style:style>
    <style:style style:name="T12" style:family="text">
      <style:text-properties officeooo:rsid="002e3aee"/>
    </style:style>
    <style:style style:name="T13" style:family="text">
      <style:text-properties officeooo:rsid="002f5ecf"/>
    </style:style>
    <style:style style:name="T14" style:family="text">
      <style:text-properties officeooo:rsid="002f8afb"/>
    </style:style>
    <style:style style:name="T15" style:family="text">
      <style:text-properties officeooo:rsid="0034eebc"/>
    </style:style>
    <style:style style:name="T16" style:family="text">
      <style:text-properties fo:color="#0066b3" officeooo:rsid="0034eebc"/>
    </style:style>
    <style:style style:name="T17" style:family="text">
      <style:text-properties fo:color="#0066b3" officeooo:rsid="003968a3"/>
    </style:style>
    <style:style style:name="T18" style:family="text">
      <style:text-properties fo:color="#0066b3" officeooo:rsid="003b1302"/>
    </style:style>
    <style:style style:name="T19" style:family="text">
      <style:text-properties officeooo:rsid="0036c617"/>
    </style:style>
    <style:style style:name="T20" style:family="text">
      <style:text-properties fo:color="#1f497d" officeooo:rsid="001c55fa"/>
    </style:style>
    <style:style style:name="T21" style:family="text">
      <style:text-properties fo:color="#1f497d" officeooo:rsid="003c9d21"/>
    </style:style>
    <style:style style:name="T22" style:family="text">
      <style:text-properties officeooo:rsid="003eeb9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­</text:span>Expressions</text:h>
      <text:list xml:id="list2949740848" text:style-name="Numbering_20_1"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header-rows>
          <table:table-row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11">123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11">123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11">-123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12">+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11">-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+ 3</text:p>
          </table:table-cell>
          <table:table-cell table:style-name="Taula1.A2" office:value-type="string">
            <text:p text:style-name="P11">5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3 + 2</text:p>
          </table:table-cell>
          <table:table-cell table:style-name="Taula1.A2" office:value-type="string">
            <text:p text:style-name="P11">5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- 3</text:p>
          </table:table-cell>
          <table:table-cell table:style-name="Taula1.A2" office:value-type="string">
            <text:p text:style-name="P11">-1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3 - 2</text:p>
          </table:table-cell>
          <table:table-cell table:style-name="Taula1.A2" office:value-type="string">
            <text:p text:style-name="P11">1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* 3</text:p>
          </table:table-cell>
          <table:table-cell table:style-name="Taula1.A2" office:value-type="string">
            <text:p text:style-name="P11">6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3 * 2</text:p>
          </table:table-cell>
          <table:table-cell table:style-name="Taula1.A2" office:value-type="string">
            <text:p text:style-name="P11">6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-3 * 2</text:p>
          </table:table-cell>
          <table:table-cell table:style-name="Taula1.A2" office:value-type="string">
            <text:p text:style-name="P11">-6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3 * -2</text:p>
          </table:table-cell>
          <table:table-cell table:style-name="Taula1.A2" office:value-type="string">
            <text:p text:style-name="P11">-6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* 0</text:p>
          </table:table-cell>
          <table:table-cell table:style-name="Taula1.A2" office:value-type="string">
            <text:p text:style-name="P13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* 1</text:p>
          </table:table-cell>
          <table:table-cell table:style-name="Taula1.A2" office:value-type="string">
            <text:p text:style-name="P11">2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3 / 2</text:p>
          </table:table-cell>
          <table:table-cell table:style-name="Taula1.A2" office:value-type="string">
            <text:p text:style-name="P11">1.5</text:p>
          </table:table-cell>
          <table:table-cell table:style-name="Taula1.C2" office:value-type="string">
            <text:p text:style-name="P11">Decimal/<text:span text:style-name="T5">Float</text:span></text:p>
          </table:table-cell>
        </table:table-row>
        <table:table-row>
          <table:table-cell table:style-name="Taula1.A2" office:value-type="string">
            <text:p text:style-name="Table_20_Contents">2 / 3</text:p>
          </table:table-cell>
          <table:table-cell table:style-name="Taula1.A2" office:value-type="string">
            <text:p text:style-name="P11">0.6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0 / 2</text:p>
          </table:table-cell>
          <table:table-cell table:style-name="Taula1.A2" office:value-type="string">
            <text:p text:style-name="P11">0.<text:span text:style-name="T5">0</text:span></text:p>
          </table:table-cell>
          <table:table-cell table:style-name="Taula1.C2" office:value-type="string">
            <text:p text:style-name="P13">Float</text:p>
          </table:table-cell>
        </table:table-row>
        <table:table-row>
          <table:table-cell table:style-name="Taula1.A2" office:value-type="string">
            <text:p text:style-name="Table_20_Contents">2 / 0</text:p>
          </table:table-cell>
          <table:table-cell table:style-name="Taula1.A2" office:value-type="string">
            <text:p text:style-name="P13">Error</text:p>
          </table:table-cell>
          <table:table-cell table:style-name="Taula1.C2" office:value-type="string">
            <text:p text:style-name="P11"/>
          </table:table-cell>
        </table:table-row>
        <table:table-row>
          <table:table-cell table:style-name="Taula1.A2" office:value-type="string">
            <text:p text:style-name="Table_20_Contents">0 / 2</text:p>
          </table:table-cell>
          <table:table-cell table:style-name="Taula1.A2" office:value-type="string">
            <text:p text:style-name="P11">0.<text:span text:style-name="T5">0</text:span></text:p>
          </table:table-cell>
          <table:table-cell table:style-name="Taula1.C2" office:value-type="string">
            <text:p text:style-name="P13">Float</text:p>
          </table:table-cell>
        </table:table-row>
        <table:table-row>
          <table:table-cell table:style-name="Taula1.A2" office:value-type="string">
            <text:p text:style-name="Table_20_Contents">2 / 0</text:p>
          </table:table-cell>
          <table:table-cell table:style-name="Taula1.A2" office:value-type="string">
            <text:p text:style-name="P13">Error</text:p>
          </table:table-cell>
          <table:table-cell table:style-name="Taula1.C2" office:value-type="string">
            <text:p text:style-name="P11"/>
          </table:table-cell>
        </table:table-row>
        <table:table-row>
          <table:table-cell table:style-name="Taula1.A2" office:value-type="string">
            <text:p text:style-name="Table_20_Contents">0 / 0</text:p>
          </table:table-cell>
          <table:table-cell table:style-name="Taula1.A2" office:value-type="string">
            <text:p text:style-name="P13">Error</text:p>
          </table:table-cell>
          <table:table-cell table:style-name="Taula1.C2" office:value-type="string">
            <text:p text:style-name="P11"/>
          </table:table-cell>
        </table:table-row>
        <table:table-row>
          <table:table-cell table:style-name="Taula1.A2" office:value-type="string">
            <text:p text:style-name="Table_20_Contents">2 / 3.14</text:p>
          </table:table-cell>
          <table:table-cell table:style-name="Taula1.A2" office:value-type="string">
            <text:p text:style-name="P11">0.63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5 / 2</text:p>
          </table:table-cell>
          <table:table-cell table:style-name="Taula1.A2" office:value-type="string">
            <text:p text:style-name="P11">2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5 / 2.0</text:p>
          </table:table-cell>
          <table:table-cell table:style-name="Taula1.A2" office:value-type="string">
            <text:p text:style-name="P11">2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4.0 / 2</text:p>
          </table:table-cell>
          <table:table-cell table:style-name="Taula1.A2" office:value-type="string">
            <text:p text:style-name="P11">2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2 + 5 / 2</text:p>
          </table:table-cell>
          <table:table-cell table:style-name="Taula1.A2" office:value-type="string">
            <text:p text:style-name="P11">4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2.0 + 5 / 2</text:p>
          </table:table-cell>
          <table:table-cell table:style-name="Taula1.A2" office:value-type="string">
            <text:p text:style-name="P11">4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2 + 5.0 / 2</text:p>
          </table:table-cell>
          <table:table-cell table:style-name="Taula1.A2" office:value-type="string">
            <text:p text:style-name="P11">4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-5 / 2</text:p>
          </table:table-cell>
          <table:table-cell table:style-name="Taula1.A2" office:value-type="string">
            <text:p text:style-name="P11">-2.5</text:p>
          </table:table-cell>
          <table:table-cell table:style-name="Taula1.C2" office:value-type="string">
            <text:p text:style-name="P11">Decimal</text:p>
          </table:table-cell>
        </table:table-row>
        <text:soft-page-break/>
        <table:table-row>
          <table:table-cell table:style-name="Taula1.A2" office:value-type="string">
            <text:p text:style-name="Table_20_Contents">0 – 5 / 2</text:p>
          </table:table-cell>
          <table:table-cell table:style-name="Taula1.A2" office:value-type="string">
            <text:p text:style-name="P11">-2.5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12 % 2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2 % 3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2 % 5</text:p>
          </table:table-cell>
          <table:table-cell table:style-name="Taula1.A2" office:value-type="string">
            <text:p text:style-name="P11">2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0 -12 % 5</text:p>
          </table:table-cell>
          <table:table-cell table:style-name="Taula1.A2" office:value-type="string">
            <text:p text:style-name="P11">-2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0 % 2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2 % 0</text:p>
          </table:table-cell>
          <table:table-cell table:style-name="Taula1.A2" office:value-type="string">
            <text:p text:style-name="P14">Error</text:p>
          </table:table-cell>
          <table:table-cell table:style-name="Taula1.C2" office:value-type="string">
            <text:p text:style-name="P11"/>
          </table:table-cell>
        </table:table-row>
        <table:table-row>
          <table:table-cell table:style-name="Taula1.A2" office:value-type="string">
            <text:p text:style-name="Table_20_Contents">1 + 2 – 3 + 4 - 5</text:p>
          </table:table-cell>
          <table:table-cell table:style-name="Taula1.A2" office:value-type="string">
            <text:p text:style-name="P11">-1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 + 2 * 3</text:p>
          </table:table-cell>
          <table:table-cell table:style-name="Taula1.A2" office:value-type="string">
            <text:p text:style-name="P11">7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 + (2 * 3)</text:p>
          </table:table-cell>
          <table:table-cell table:style-name="Taula1.A2" office:value-type="string">
            <text:p text:style-name="P11">7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(1 + 2) * 3</text:p>
          </table:table-cell>
          <table:table-cell table:style-name="Taula1.A2" office:value-type="string">
            <text:p text:style-name="P11">9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 + 2 / 3</text:p>
          </table:table-cell>
          <table:table-cell table:style-name="Taula1.A2" office:value-type="string">
            <text:p text:style-name="P11">1.6</text:p>
          </table:table-cell>
          <table:table-cell table:style-name="Taula1.C2" office:value-type="string">
            <text:p text:style-name="P11">Decimal</text:p>
          </table:table-cell>
        </table:table-row>
        <table:table-row>
          <table:table-cell table:style-name="Taula1.A2" office:value-type="string">
            <text:p text:style-name="Table_20_Contents">(1 + 2) / 3</text:p>
          </table:table-cell>
          <table:table-cell table:style-name="Taula1.A2" office:value-type="string">
            <text:p text:style-name="P11">1</text:p>
          </table:table-cell>
          <table:table-cell table:style-name="Taula1.C2" office:value-type="string">
            <text:p text:style-name="P15">Float</text:p>
          </table:table-cell>
        </table:table-row>
        <table:table-row>
          <table:table-cell table:style-name="Taula1.A2" office:value-type="string">
            <text:p text:style-name="Table_20_Contents">1 + 2 % 3</text:p>
          </table:table-cell>
          <table:table-cell table:style-name="Taula1.A2" office:value-type="string">
            <text:p text:style-name="P11">3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(1 + 2) % 3</text:p>
          </table:table-cell>
          <table:table-cell table:style-name="Taula1.A2" office:value-type="string">
            <text:p text:style-name="P11">0</text:p>
          </table:table-cell>
          <table:table-cell table:style-name="Taula1.C2" office:value-type="string">
            <text:p text:style-name="P11">Enter</text:p>
          </table:table-cell>
        </table:table-row>
        <table:table-row>
          <table:table-cell table:style-name="Taula1.A2" office:value-type="string">
            <text:p text:style-name="Table_20_Contents">1 + 2 * 3 – 3 % 2</text:p>
          </table:table-cell>
          <table:table-cell table:style-name="Taula1.A2" office:value-type="string">
            <text:p text:style-name="P11">6</text:p>
          </table:table-cell>
          <table:table-cell table:style-name="Taula1.C2" office:value-type="string">
            <text:p text:style-name="P11">Enter</text:p>
          </table:table-cell>
        </table:table-row>
      </table:table>
      <text:list xml:id="list92524805467866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>
          <table:table-cell table:style-name="Taula2.A2" office:value-type="string">
            <text:p text:style-name="Table_20_Contents">1 &lt; 2</text:p>
          </table:table-cell>
          <table:table-cell table:style-name="Taula2.A2" office:value-type="string">
            <text:p text:style-name="P3">False</text:p>
          </table:table-cell>
          <table:table-cell table:style-name="Taula2.C2" office:value-type="string">
            <text:p text:style-name="P3">Booleano</text:p>
          </table:table-cell>
        </table:table-row>
        <table:table-row>
          <table:table-cell table:style-name="Taula2.A2" office:value-type="string">
            <text:p text:style-name="Table_20_Contents">1 &lt;= 2</text:p>
          </table:table-cell>
          <table:table-cell table:style-name="Taula2.A2" office:value-type="string">
            <text:p text:style-name="P3">False</text:p>
          </table:table-cell>
          <table:table-cell table:style-name="Taula2.C2" office:value-type="string">
            <text:p text:style-name="P3">Booleano</text:p>
          </table:table-cell>
        </table:table-row>
        <table:table-row>
          <table:table-cell table:style-name="Taula2.A2" office:value-type="string">
            <text:p text:style-name="Table_20_Contents">2 &lt;= 3</text:p>
          </table:table-cell>
          <table:table-cell table:style-name="Taula2.A2" office:value-type="string">
            <text:p text:style-name="P3">False</text:p>
          </table:table-cell>
          <table:table-cell table:style-name="Taula2.C2" office:value-type="string">
            <text:p text:style-name="P3">Booleano</text:p>
          </table:table-cell>
        </table:table-row>
        <table:table-row>
          <table:table-cell table:style-name="Taula2.A2" office:value-type="string">
            <text:p text:style-name="Table_20_Contents">2 &lt;= 2</text:p>
          </table:table-cell>
          <table:table-cell table:style-name="Taula2.A2" office:value-type="string">
            <text:p text:style-name="P3">True</text:p>
          </table:table-cell>
          <table:table-cell table:style-name="Taula2.C2" office:value-type="string">
            <text:p text:style-name="P3">Booleano</text:p>
          </table:table-cell>
        </table:table-row>
        <table:table-row>
          <table:table-cell table:style-name="Taula2.A2" office:value-type="string">
            <text:p text:style-name="Table_20_Contents">0 &lt; -4</text:p>
          </table:table-cell>
          <table:table-cell table:style-name="Taula2.A2" office:value-type="string">
            <text:p text:style-name="P4">Fals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-4 &lt; 0</text:p>
          </table:table-cell>
          <table:table-cell table:style-name="Taula2.A2" office:value-type="string">
            <text:p text:style-name="P4">Tru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2 &lt; 3</text:p>
          </table:table-cell>
          <table:table-cell table:style-name="Taula2.A2" office:value-type="string">
            <text:p text:style-name="P4">Fals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1 &lt;= 2</text:p>
          </table:table-cell>
          <table:table-cell table:style-name="Taula2.A2" office:value-type="string">
            <text:p text:style-name="P4">Tru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4 &lt; 5 - 1</text:p>
          </table:table-cell>
          <table:table-cell table:style-name="Taula2.A2" office:value-type="string">
            <text:p text:style-name="P4">Fals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4 &lt;= 5 - 1 </text:p>
          </table:table-cell>
          <table:table-cell table:style-name="Taula2.A2" office:value-type="string">
            <text:p text:style-name="P4">Tru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2 * 3 &lt; (1 + 2) * 3</text:p>
          </table:table-cell>
          <table:table-cell table:style-name="Taula2.A2" office:value-type="string">
            <text:p text:style-name="P5">Tru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+ 5 &gt; 2 + 4</text:p>
          </table:table-cell>
          <table:table-cell table:style-name="Taula2.A2" office:value-type="string">
            <text:p text:style-name="P4">Fals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1 &gt;= 2 * 1</text:p>
          </table:table-cell>
          <table:table-cell table:style-name="Taula2.A2" office:value-type="string">
            <text:p text:style-name="P4">True</text:p>
          </table:table-cell>
          <table:table-cell table:style-name="Taula2.C2" office:value-type="string">
            <text:p text:style-name="P4">Booleano</text:p>
          </table:table-cell>
        </table:table-row>
        <table:table-row>
          <table:table-cell table:style-name="Taula2.A2" office:value-type="string">
            <text:p text:style-name="Table_20_Contents">2 &gt;= 3 - 1</text:p>
          </table:table-cell>
          <table:table-cell table:style-name="Taula2.A2" office:value-type="string">
            <text:p text:style-name="P6">True</text:p>
          </table:table-cell>
          <table:table-cell table:style-name="Taula2.C2" office:value-type="string">
            <text:p text:style-name="P6">Booleano</text:p>
          </table:table-cell>
        </table:table-row>
        <table:table-row>
          <table:table-cell table:style-name="Taula2.A2" office:value-type="string">
            <text:p text:style-name="Table_20_Contents">2 * (5 % 2) &gt;= 2</text:p>
          </table:table-cell>
          <table:table-cell table:style-name="Taula2.A2" office:value-type="string">
            <text:p text:style-name="P6">True</text:p>
          </table:table-cell>
          <table:table-cell table:style-name="Taula2.C2" office:value-type="string">
            <text:p text:style-name="P6">Booleano</text:p>
          </table:table-cell>
        </table:table-row>
        <table:table-row>
          <table:table-cell table:style-name="Taula2.A2" office:value-type="string">
            <text:p text:style-name="Table_20_Contents">0 &gt; -4</text:p>
          </table:table-cell>
          <table:table-cell table:style-name="Taula2.A2" office:value-type="string">
            <text:p text:style-name="P6">False</text:p>
          </table:table-cell>
          <table:table-cell table:style-name="Taula2.C2" office:value-type="string">
            <text:p text:style-name="P6">Booleano</text:p>
          </table:table-cell>
        </table:table-row>
        <text:soft-page-break/>
        <table:table-row>
          <table:table-cell table:style-name="Taula2.A2" office:value-type="string">
            <text:p text:style-name="Table_20_Contents">-4 &gt; 0</text:p>
          </table:table-cell>
          <table:table-cell table:style-name="Taula2.A2" office:value-type="string">
            <text:p text:style-name="P6">True</text:p>
          </table:table-cell>
          <table:table-cell table:style-name="Taula2.C2" office:value-type="string">
            <text:p text:style-name="P6">Booleano</text:p>
          </table:table-cell>
        </table:table-row>
        <table:table-row>
          <table:table-cell table:style-name="Taula2.A2" office:value-type="string">
            <text:p text:style-name="Table_20_Contents">1 + 2 &gt; 3</text:p>
          </table:table-cell>
          <table:table-cell table:style-name="Taula2.A2" office:value-type="string">
            <text:p text:style-name="P6">False</text:p>
          </table:table-cell>
          <table:table-cell table:style-name="Taula2.C2" office:value-type="string">
            <text:p text:style-name="P6">Booleano</text:p>
          </table:table-cell>
        </table:table-row>
        <table:table-row>
          <table:table-cell table:style-name="Taula2.A2" office:value-type="string">
            <text:p text:style-name="Table_20_Contents">1 + 1 &gt;= 2</text:p>
          </table:table-cell>
          <table:table-cell table:style-name="Taula2.A2" office:value-type="string">
            <text:p text:style-name="P6">True</text:p>
          </table:table-cell>
          <table:table-cell table:style-name="Taula2.C2" office:value-type="string">
            <text:p text:style-name="P6">Booleano</text:p>
          </table:table-cell>
        </table:table-row>
        <table:table-row>
          <table:table-cell table:style-name="Taula2.A2" office:value-type="string">
            <text:p text:style-name="Table_20_Contents">1 + 4 &lt;= 5 - 1</text:p>
          </table:table-cell>
          <table:table-cell table:style-name="Taula2.A2" office:value-type="string">
            <text:p text:style-name="P5">Fals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1 + 4 &lt; 5 - 1</text:p>
          </table:table-cell>
          <table:table-cell table:style-name="Taula2.A2" office:value-type="string">
            <text:p text:style-name="P5">Fals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1 + 2 * 3 &gt; (1 + 2) * 3 </text:p>
          </table:table-cell>
          <table:table-cell table:style-name="Taula2.A2" office:value-type="string">
            <text:p text:style-name="P5">Fals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1 + 1 == 2</text:p>
          </table:table-cell>
          <table:table-cell table:style-name="Taula2.A2" office:value-type="string">
            <text:p text:style-name="P5">Tru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1 + 2 != 3</text:p>
          </table:table-cell>
          <table:table-cell table:style-name="Taula2.A2" office:value-type="string">
            <text:p text:style-name="P5">Fals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0 == 0</text:p>
          </table:table-cell>
          <table:table-cell table:style-name="Taula2.A2" office:value-type="string">
            <text:p text:style-name="P5">Tru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+0 == 0</text:p>
          </table:table-cell>
          <table:table-cell table:style-name="Taula2.A2" office:value-type="string">
            <text:p text:style-name="P5">Tru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-0 == 0</text:p>
          </table:table-cell>
          <table:table-cell table:style-name="Taula2.A2" office:value-type="string">
            <text:p text:style-name="P5">True</text:p>
          </table:table-cell>
          <table:table-cell table:style-name="Taula2.C2" office:value-type="string">
            <text:p text:style-name="P5">Booleano</text:p>
          </table:table-cell>
        </table:table-row>
        <table:table-row>
          <table:table-cell table:style-name="Taula2.A2" office:value-type="string">
            <text:p text:style-name="Table_20_Contents">(1 + 2 % 3) &lt;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o</text:p>
          </table:table-cell>
        </table:table-row>
        <table:table-row>
          <table:table-cell table:style-name="Taula2.A2" office:value-type="string">
            <text:p text:style-name="Table_20_Contents">(1 + 2) % 3 == 1</text:p>
          </table:table-cell>
          <table:table-cell table:style-name="Taula2.A2" office:value-type="string">
            <text:p text:style-name="P16">False</text:p>
          </table:table-cell>
          <table:table-cell table:style-name="Taula2.C2" office:value-type="string">
            <text:p text:style-name="P7">Booleano</text:p>
          </table:table-cell>
        </table:table-row>
        <table:table-row>
          <table:table-cell table:style-name="Taula2.A2" office:value-type="string">
            <text:p text:style-name="Table_20_Contents">(10 – 10 % 2) &lt;= 10</text:p>
          </table:table-cell>
          <table:table-cell table:style-name="Taula2.A2" office:value-type="string">
            <text:p text:style-name="P8">True</text:p>
          </table:table-cell>
          <table:table-cell table:style-name="Taula2.C2" office:value-type="string">
            <text:p text:style-name="P8">Booleano</text:p>
          </table:table-cell>
        </table:table-row>
        <table:table-row>
          <table:table-cell table:style-name="Taula2.A2" office:value-type="string">
            <text:p text:style-name="Table_20_Contents">-2 * 5 == -10</text:p>
          </table:table-cell>
          <table:table-cell table:style-name="Taula2.A2" office:value-type="string">
            <text:p text:style-name="P8">True</text:p>
          </table:table-cell>
          <table:table-cell table:style-name="Taula2.C2" office:value-type="string">
            <text:p text:style-name="P8">Booleano</text:p>
          </table:table-cell>
        </table:table-row>
        <table:table-row>
          <table:table-cell table:style-name="Taula2.A2" office:value-type="string">
            <text:p text:style-name="Table_20_Contents">-2 * 5 &lt; -12</text:p>
          </table:table-cell>
          <table:table-cell table:style-name="Taula2.A2" office:value-type="string">
            <text:p text:style-name="P17">True</text:p>
          </table:table-cell>
          <table:table-cell table:style-name="Taula2.C2" office:value-type="string">
            <text:p text:style-name="P9">Booleano</text:p>
          </table:table-cell>
        </table:table-row>
        <table:table-row>
          <table:table-cell table:style-name="Taula2.A2" office:value-type="string">
            <text:p text:style-name="Table_20_Contents">2 != -2 * (-4 % 2)</text:p>
          </table:table-cell>
          <table:table-cell table:style-name="Taula2.A2" office:value-type="string">
            <text:p text:style-name="P9">True</text:p>
          </table:table-cell>
          <table:table-cell table:style-name="Taula2.C2" office:value-type="string">
            <text:p text:style-name="P9">Booleano</text:p>
          </table:table-cell>
        </table:table-row>
        <table:table-row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9">False</text:p>
          </table:table-cell>
          <table:table-cell table:style-name="Taula2.C2" office:value-type="string">
            <text:p text:style-name="P9">Booleano</text:p>
          </table:table-cell>
        </table:table-row>
        <table:table-row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9">False</text:p>
          </table:table-cell>
          <table:table-cell table:style-name="Taula2.C2" office:value-type="string">
            <text:p text:style-name="P9">Booleano</text:p>
          </table:table-cell>
        </table:table-row>
        <table:table-row>
          <table:table-cell table:style-name="Taula2.A2" office:value-type="string">
            <text:p text:style-name="Table_20_Contents">7 &gt;= 5 and 5 &gt; 5</text:p>
          </table:table-cell>
          <table:table-cell table:style-name="Taula2.A2" office:value-type="string">
            <text:p text:style-name="P10">False</text:p>
          </table:table-cell>
          <table:table-cell table:style-name="Taula2.C2" office:value-type="string">
            <text:p text:style-name="P10">Booleano</text:p>
          </table:table-cell>
        </table:table-row>
        <table:table-row>
          <table:table-cell table:style-name="Taula2.A2" office:value-type="string">
            <text:p text:style-name="Table_20_Contents">7 &gt;= 5 or 5 &gt; 5</text:p>
          </table:table-cell>
          <table:table-cell table:style-name="Taula2.A2" office:value-type="string">
            <text:p text:style-name="P10">False</text:p>
          </table:table-cell>
          <table:table-cell table:style-name="Taula2.C2" office:value-type="string">
            <text:p text:style-name="P10">Booleano</text:p>
          </table:table-cell>
        </table:table-row>
      </table:table>
      <text:list xml:id="list92525531683640" text:continue-numbering="true" text:style-name="Numbering_20_1">
        <text:list-item>
          <text:p text:style-name="Numbering_20_1">Determina el valor i el tipus de z i c en finalitzar les següents instruccions:</text:p>
        </text:list-item>
      </text:list>
      <text:p text:style-name="P2">x = 3;</text:p>
      <text:p text:style-name="P2">y = 2;</text:p>
      <text:p text:style-name="P2">b = False;</text:p>
      <text:p text:style-name="P2">z = ( x + 4 * y ) % 3;</text:p>
      <text:p text:style-name="P2">c = ( x &gt; y and not b) or (x == y);</text:p>
      <text:list xml:id="list92524807768607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2">x = 8;</text:p>
      <text:p text:style-name="P2">y = 5;</text:p>
      <text:p text:style-name="P2">b = True;</text:p>
      <text:p text:style-name="P2">z = (( y + x /2) % 2 ) * 5;</text:p>
      <text:p text:style-name="P2">c = b and ( x &gt; 0 or not( y&lt;5 ));</text:p>
      <text:p text:style-name="P2"/>
      <text:p text:style-name="P2"/>
      <text:list xml:id="list92525044443536" text:continue-numbering="true" text:style-name="Numbering_20_1">
        <text:list-item>
          <text:p text:style-name="Numbering_20_1">Determineu el resultat de les expressions numèriques següents: </text:p>
          <text:list>
            <text:list-item>
              <text:p text:style-name="P23">30 % 4 − 30 − 2 ∗ 5 <text:span text:style-name="T9">=-</text:span><text:span text:style-name="T10">38</text:span></text:p>
            </text:list-item>
            <text:list-item>
              <text:p text:style-name="P25"><text:soft-page-break/><text:s/>2 + 10 / 5 * 2 - 7 % 1 = <text:span text:style-name="T6">6.0</text:span> </text:p>
            </text:list-item>
            <text:list-item>
              <text:p text:style-name="P25">5 / 2 − 5.0 / 2 =<text:span text:style-name="T8">0,0</text:span></text:p>
            </text:list-item>
            <text:list-item>
              <text:p text:style-name="P25">10 − 10 / 3 ∗ 3 + 5 =<text:span text:style-name="T6">-5.0</text:span></text:p>
            </text:list-item>
            <text:list-item>
              <text:p text:style-name="P25">10 − 10.0 / 3 ∗ 3 + 5 = <text:span text:style-name="T8">6,0</text:span></text:p>
            </text:list-item>
            <text:list-item>
              <text:p text:style-name="P25">10 − 10.0 / (3 ∗ 3) + 5 = <text:span text:style-name="T6">13.0</text:span></text:p>
            </text:list-item>
            <text:list-item>
              <text:p text:style-name="P25"><text:s/>9 / (6 / (− 4)) =<text:span text:style-name="T6"> -6,0</text:span></text:p>
            </text:list-item>
            <text:list-item>
              <text:p text:style-name="P25"><text:s/>(5.0 + 3 * 2 // 5 * 3− 4 ) * (4 // 3 − 3 - 6) // (7 − 8 % 3 − 2) / 2 =<text:span text:style-name="T6"> -5,5</text:span></text:p>
            </text:list-item>
            <text:list-item>
              <text:p text:style-name="Numbering_20_1"><text:s/>((17 − 15) % 3 + (7 − 12) * 2) // ((6 − 7) * (12 − 23)) + 6 % (1344 % 5)= <text:span text:style-name="T12">En python</text:span> <text:span text:style-name="T7">1</text:span></text:p>
              <text:p text:style-name="P26">2 calculando manualmente.</text:p>
            </text:list-item>
          </text:list>
        </text:list-item>
        <text:list-item>
          <text:p text:style-name="Numbering_20_1">Determineu el valor de les expressions booleanes seg ̈ents suposant que els valors de les variables a, b i c són, respectivament, False, False i True: </text:p>
          <text:list>
            <text:list-item>
              <text:p text:style-name="Numbering_20_1">a or b or c <text:span text:style-name="T11">= True</text:span></text:p>
            </text:list-item>
            <text:list-item>
              <text:p text:style-name="Numbering_20_1">a or b or not a <text:span text:style-name="T11">= True</text:span></text:p>
            </text:list-item>
            <text:list-item>
              <text:p text:style-name="Numbering_20_1">c and not a or b <text:span text:style-name="T11">= True</text:span> </text:p>
            </text:list-item>
            <text:list-item>
              <text:p text:style-name="Numbering_20_1">not(a or b) and c <text:span text:style-name="T11">= True</text:span> </text:p>
            </text:list-item>
            <text:list-item>
              <text:p text:style-name="Numbering_20_1">not a and not b and c <text:span text:style-name="T11">= True </text:span></text:p>
            </text:list-item>
          </text:list>
        </text:list-item>
        <text:list-item>
          <text:p text:style-name="Numbering_20_1">Escriu l'expressió que ens serviria per determinar que x està entre 0 i 10.</text:p>
        </text:list-item>
      </text:list>
      <text:p text:style-name="P27">x &gt; 0 and x &lt; 10</text:p>
      <text:list xml:id="list92525084192113" text:continue-numbering="true" text:style-name="Numbering_20_1">
        <text:list-item>
          <text:p text:style-name="Numbering_20_1">Determineu el valor de les següents expressions suposant que x = 0, y = 1, a = Fals i b = Cert. <text:s/>En el cas que no estiguin 'ben definides' (és a dir, que no siguin lògicament correctes tot i que l'intèrpret les accepti), arregla-les si es pot.</text:p>
          <text:list>
            <text:list-item>
              <text:p text:style-name="Numbering_20_1">x &gt; y <text:span text:style-name="T13">= False</text:span></text:p>
            </text:list-item>
            <text:list-item>
              <text:p text:style-name="Numbering_20_1">a &gt; b <text:span text:style-name="T13">= False (Error)</text:span></text:p>
            </text:list-item>
            <text:list-item>
              <text:p text:style-name="Numbering_20_1">(x &lt; y) == (a or b ) <text:span text:style-name="T13">= True </text:span></text:p>
            </text:list-item>
            <text:list-item>
              <text:p text:style-name="Numbering_20_1">x &lt; y &lt;= y <text:span text:style-name="T13">= True (Error)</text:span></text:p>
            </text:list-item>
            <text:list-item>
              <text:p text:style-name="Numbering_20_1"><text:soft-page-break/>x &lt; a or b <text:span text:style-name="T13">= False (Error) </text:span></text:p>
            </text:list-item>
            <text:list-item>
              <text:p text:style-name="Numbering_20_1">(a or x) == b <text:span text:style-name="T13">= False (Error)</text:span></text:p>
            </text:list-item>
          </text:list>
        </text:list-item>
        <text:list-item>
          <text:p text:style-name="Numbering_20_1">Trobeu les expressions en Python que calculin el mateix valor que les expressions matemàtiques següents: </text:p>
          <text:list>
            <text:list-item>
              <text:p text:style-name="Numbering_20_1"><draw:frame draw:style-name="fr1" draw:name="Object1" text:anchor-type="as-char" svg:width="1.4598in" svg:height="1.2173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Numbering_20_1"><draw:frame draw:style-name="fr1" draw:name="Object2" text:anchor-type="as-char" svg:width="1.7555in" svg:height="1.1811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Numbering_20_1"><draw:frame draw:style-name="fr1" draw:name="Object3" text:anchor-type="as-char" svg:width="1.5252in" svg:height="1.3681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header>
              <text:p text:style-name="P28">Suposem que a, b i c són variables enteres.</text:p>
            </text:list-header>
            <text:list-item>
              <text:p text:style-name="P29">a o b són majors que c</text:p>
              <text:p text:style-name="P31">a &gt; c or b &gt; c</text:p>
            </text:list-item>
            <text:list-item>
              <text:p text:style-name="P30">Entre a, b i c hi ha, com a mínim, dos valors iguals</text:p>
            </text:list-item>
          </text:list>
        </text:list-item>
      </text:list>
      <text:p text:style-name="P32"><text:s text:c="5"/><text:span text:style-name="T14">a == b or a == c or b == c</text:span></text:p>
      <text:p text:style-name="P33">a == b or b == c or a == c</text:p>
      <text:list xml:id="list92524108139661" text:continue-numbering="true" text:style-name="Numbering_20_1">
        <text:list-item>
          <text:list>
            <text:list-item>
              <text:p text:style-name="P30">a és múltiple de b i c</text:p>
              <text:p text:style-name="P34">(b * c) == a</text:p>
            </text:list-item>
            <text:list-item>
              <text:p text:style-name="P35"><text:soft-page-break/><text:span text:style-name="T1">Suposem que hora i dia són variables enteres. <text:s/>E</text:span>s pot aparcar si és un dia dels primers 15 dies del mes, entre les 8 del matí i les 8 de la nit.</text:p>
            </text:list-item>
            <text:list-item>
              <text:p text:style-name="Numbering_20_1">Donades dues parelles d’enters (a, b) i (c, d) que representen el vèrtex inferior esquerre i el vèrtex superior dret d’un rectangle amb costats paral·lels als eixos de coordenades, determinar si un tercer punt (x, y) està dins del rectangle. </text:p>
            </text:list-item>
            <text:list-item>
              <text:p text:style-name="Numbering_20_1">Determinar si un número <text:span text:style-name="T2">enter</text:span> positiu n representa un any de traspàs. Un any és de traspàs si és múltiple de 4, excloent-ne els múltiples de 100 que no ho són de 400; per exemple 1964, 2004 i 2400 són de traspàs, però 1977 i 2100 no. </text:p>
            </text:list-item>
            <text:list-item>
              <text:p text:style-name="Numbering_20_1">Determinar si dos intervals tancats [a, b] i [c, d] s’intersequen. I si els intervals són oberts?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6">(n &gt; 4) or (n &lt; 5)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6">(n &gt; 4) and (n &lt; 5) 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́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Escriu la següent expressió en Python:</text:p>
          <text:p text:style-name="P36"><draw:frame draw:style-name="fr1" draw:name="Objecte1" text:anchor-type="as-char" svg:width="2.5638in" svg:height="1.498in" draw:z-index="6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Numbering_20_1"><text:soft-page-break/>Escriu el resultat de la següent expressió:</text:p>
          <text:p text:style-name="P36">4 &gt; 5 or not (45 == 7) and 7 + 3 &lt; 5 – 2</text:p>
        </text:list-item>
        <text:list-item>
          <text:p text:style-name="Numbering_20_1">Dels següents noms de variables, digueu si són correctes o no. Si no són correctes, digueu per què no ho són:</text:p>
          <text:list>
            <text:list-item>
              <text:p text:style-name="Numbering_20_1">Quantitat Total</text:p>
            </text:list-item>
            <text:list-item>
              <text:p text:style-name="Numbering_20_1">quantitatTotal</text:p>
            </text:list-item>
            <text:list-item>
              <text:p text:style-name="Numbering_20_1">quant_total</text:p>
            </text:list-item>
            <text:list-item>
              <text:p text:style-name="Numbering_20_1">quant/3</text:p>
            </text:list-item>
            <text:list-item>
              <text:p text:style-name="Numbering_20_1">quant3</text:p>
            </text:list-item>
          </text:list>
        </text:list-item>
        <text:list-item>
          <text:p text:style-name="Numbering_20_1">Escriu les expressions en Python corresponents a les següents expressions algebraiques:</text:p>
          <text:list>
            <text:list-item>
              <text:p text:style-name="Numbering_20_1"><draw:frame draw:style-name="fr1" draw:name="Objecte2" text:anchor-type="as-char" svg:width="2.5362in" svg:height="1.3008in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Numbering_20_1"><draw:frame draw:style-name="fr1" draw:name="Objecte3" text:anchor-type="as-char" svg:width="2.728in" svg:height="1.0154in" draw:z-index="4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Numbering_20_1"><draw:frame draw:style-name="fr1" draw:name="Objecte4" text:anchor-type="as-char" svg:width="2.178in" svg:height="1.3453in" draw:z-index="5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Numbering_20_1"><draw:frame draw:style-name="fr1" draw:name="Objecte5" text:anchor-type="as-char" svg:width="2.8807in" svg:height="1.0654in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  <text:list-item>
          <text:p text:style-name="Numbering_20_1"><text:soft-page-break/>Calculeu el valor de les següents expressions:</text:p>
          <text:list>
            <text:list-item>
              <text:p text:style-name="Numbering_20_1">27 % 4 +15 / 4 <text:span text:style-name="T15"><text:s/></text:span><text:span text:style-name="T16">6.75</text:span></text:p>
            </text:list-item>
            <text:list-item>
              <text:p text:style-name="Numbering_20_1">9 * 2 / 3 * 25 * 3 <text:span text:style-name="T16">450.0</text:span></text:p>
            </text:list-item>
            <text:list-item>
              <text:p text:style-name="Numbering_20_1">25 &gt;= 7 and not (7 &lt;= 2) <text:span text:style-name="T15"><text:s/></text:span><text:span text:style-name="T16">True</text:span></text:p>
            </text:list-item>
            <text:list-item>
              <text:p text:style-name="Numbering_20_1">24 &gt; 5 and 10 &lt;= 10 or 10 == 5 <text:span text:style-name="T15"><text:s/></text:span><text:span text:style-name="T16">True</text:span></text:p>
            </text:list-item>
            <text:list-item>
              <text:p text:style-name="Numbering_20_1">(10 &lt;= 15 or 23 == 13) and not(8 == 8) <text:span text:style-name="T16">False</text:span></text:p>
            </text:list-item>
            <text:list-item>
              <text:p text:style-name="Numbering_20_1">(not (6 / 3 &gt; 3) or 7 &gt; 7) and (3 &lt;= 9 / 2 or 2 + 3 &lt;= 7 / 2) <text:span text:style-name="T15"><text:s/></text:span><text:span text:style-name="T16">True</text:span></text:p>
            </text:list-item>
            <text:list-item>
              <text:p text:style-name="Numbering_20_1">“Pere “+”Rius” <text:span text:style-name="T16"><text:s/>‘</text:span><text:span text:style-name="T17">Pere Rius’</text:span></text:p>
            </text:list-item>
            <text:list-item>
              <text:p text:style-name="P24">'H' &lt; 'J' or '9' == '7' <text:span text:style-name="T16"><text:s/></text:span><text:span text:style-name="T18">True </text:span><text:span text:style-name="Fuente_20_de_20_párrafo_20_predeter."><text:span text:style-name="T20">(‘H’ &lt; ‘J’ python ho </text:span></text:span><text:span text:style-name="Fuente_20_de_20_párrafo_20_predeter."><text:span text:style-name="T21">compara</text:span></text:span><text:span text:style-name="Fuente_20_de_20_párrafo_20_predeter."><text:span text:style-name="T20"> amb l’ordre alfabètic.)</text:span></text:span></text:p>
            </text:list-item>
          </text:list>
        </text:list-item>
        <text:list-item>
          <text:p text:style-name="Numbering_20_1">Escriure l'expressió en Python corresponent al següent enunciat: “Avaluar si el contingut de la variable preu està entre 15€ i 100€”</text:p>
          <text:p text:style-name="P37">x=16</text:p>
          <text:p text:style-name="P37">x&gt;=15 and x&lt;=100</text:p>
        </text:list-item>
      </text:list>
      <text:p text:style-name="P38">True</text:p>
      <text:list xml:id="list92524562713280" text:continue-numbering="true" text:style-name="Numbering_20_1">
        <text:list-item>
          <text:p text:style-name="Numbering_20_1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>
          <table:table-cell table:style-name="Taula3.A2" office:value-type="string">
            <text:p text:style-name="Table_20_Contents">10 * 1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2"/>0.01 * 0.01 <text:bookmark-end text:name="DDE_LINK2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 100 * 1 / 100 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 10.0 * 10 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 10 * 10.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 / 3.0 + 1 / 3.0 + 1 / 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 / 3.0 + 1 / 3 + 1 / 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3.0 != 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312 &lt; 2.3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11"/>2.0 == 1.9999999999999999<text:bookmark-end text:name="DDE_LINK11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</table:table>
      <text:list xml:id="list92524877418955" text:continue-numbering="true" text:style-name="Numbering_20_1">
        <text:list-item>
          <text:p text:style-name="P39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>
          <table:table-cell table:style-name="Taula4.A2" office:value-type="string">
            <text:p text:style-name="Table_20_Contents">not True</text:p>
          </table:table-cell>
          <table:table-cell table:style-name="Taula4.A2" office:value-type="string">
            <text:p text:style-name="Table_20_Contents"><text:s/></text:p>
          </table:table-cell>
          <table:table-cell table:style-name="Taula4.C2" office:value-type="string">
            <text:p text:style-name="Table_20_Contents"/>
          </table:table-cell>
        </table:table-row>
        <text:soft-page-break/>
        <table:table-row>
          <table:table-cell table:style-name="Taula4.A2" office:value-type="string">
            <text:p text:style-name="Table_20_Contents">not False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8">Lògic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"/> <text:bookmark-end text:name="DDE_LINK1"/>and false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8">Lògic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2"/><text:bookmark-start text:name="DDE_LINK17"/> <text:bookmark-end text:name="DDE_LINK17"/>and <text:bookmark-end text:name="DDE_LINK12"/>true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8">Lògic</text:p>
          </table:table-cell>
        </table:table-row>
        <table:table-row>
          <table:table-cell table:style-name="Taula4.A2" office:value-type="string">
            <text:p text:style-name="Table_20_Contents">true<text:bookmark-start text:name="DDE_LINK13"/><text:bookmark-start text:name="DDE_LINK110"/> <text:bookmark-end text:name="DDE_LINK110"/>and <text:bookmark-end text:name="DDE_LINK13"/>false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8">Lògic</text:p>
          </table:table-cell>
        </table:table-row>
        <table:table-row>
          <table:table-cell table:style-name="Taula4.A2" office:value-type="string">
            <text:p text:style-name="Table_20_Contents">true<text:bookmark-start text:name="DDE_LINK111"/> <text:bookmark-end text:name="DDE_LINK111"/>and true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4"/> <text:bookmark-end text:name="DDE_LINK14"/>or false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41"/> <text:bookmark-end text:name="DDE_LINK141"/>or true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true<text:bookmark-start text:name="DDE_LINK142"/> <text:bookmark-end text:name="DDE_LINK142"/>or false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true<text:bookmark-start text:name="DDE_LINK143"/> <text:bookmark-end text:name="DDE_LINK143"/>or true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<text:bookmark-start text:name="DDE_LINK8"/><text:bookmark-start text:name="DDE_LINK7"/>true<text:bookmark-start text:name="DDE_LINK132"/><text:bookmark-start text:name="DDE_LINK112"/> <text:bookmark-end text:name="DDE_LINK112"/>and <text:bookmark-end text:name="DDE_LINK132"/>false<text:bookmark-end text:name="DDE_LINK7"/><text:bookmark-start text:name="DDE_LINK144"/> <text:bookmark-end text:name="DDE_LINK144"/>or true<text:bookmark-end text:name="DDE_LINK8"/>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not true<text:bookmark-start text:name="DDE_LINK113"/> <text:bookmark-end text:name="DDE_LINK113"/>and true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not (true<text:bookmark-start text:name="DDE_LINK114"/> <text:bookmark-end text:name="DDE_LINK114"/>and false)</text:p>
          </table:table-cell>
          <table:table-cell table:style-name="Taula4.A2" office:value-type="string">
            <text:p text:style-name="P18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not (true<text:bookmark-start text:name="DDE_LINK145"/> <text:bookmark-end text:name="DDE_LINK145"/>or false)</text:p>
          </table:table-cell>
          <table:table-cell table:style-name="Taula4.A2" office:value-type="string">
            <text:p text:style-name="P18">Fals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False &lt; true</text:p>
          </table:table-cell>
          <table:table-cell table:style-name="Taula4.A2" office:value-type="string">
            <text:p text:style-name="P18">Error</text:p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9"/>False + true<text:bookmark-end text:name="DDE_LINK9"/></text:p>
          </table:table-cell>
          <table:table-cell table:style-name="Taula4.A2" office:value-type="string">
            <text:p text:style-name="P18">Error</text:p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10"/>5&lt;3<text:bookmark-start text:name="DDE_LINK115"/> <text:bookmark-end text:name="DDE_LINK115"/>and 4&gt;=4<text:bookmark-end text:name="DDE_LINK10"/></text:p>
          </table:table-cell>
          <table:table-cell table:style-name="Taula4.A2" office:value-type="string">
            <text:p text:style-name="P20">Fals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12 % 2 == 0<text:bookmark-start text:name="DDE_LINK116"/> <text:bookmark-end text:name="DDE_LINK116"/>and 12 % 4 == 0</text:p>
          </table:table-cell>
          <table:table-cell table:style-name="Taula4.A2" office:value-type="string">
            <text:p text:style-name="P20">True</text:p>
          </table:table-cell>
          <table:table-cell table:style-name="Taula4.C2" office:value-type="string">
            <text:p text:style-name="P19">Lògic</text:p>
          </table:table-cell>
        </table:table-row>
        <table:table-row>
          <table:table-cell table:style-name="Taula4.A2" office:value-type="string">
            <text:p text:style-name="Table_20_Contents">(10 / 2 not == 5<text:bookmark-start text:name="DDE_LINK146"/> <text:bookmark-end text:name="DDE_LINK146"/>or 10 % 2 == 0)<text:bookmark-start text:name="DDE_LINK117"/> <text:bookmark-end text:name="DDE_LINK117"/>and 1 ==1</text:p>
          </table:table-cell>
          <table:table-cell table:style-name="Taula4.A2" office:value-type="string">
            <text:p text:style-name="P20">Error</text:p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(3==2) or (3==2)</text:p>
          </table:table-cell>
          <table:table-cell table:style-name="Taula4.A2" office:value-type="string">
            <text:p text:style-name="P40">True</text:p>
          </table:table-cell>
          <table:table-cell table:style-name="Taula4.C2" office:value-type="string">
            <text:p text:style-name="P40">Booleano</text:p>
          </table:table-cell>
        </table:table-row>
      </table:table>
      <text:list xml:id="list92525406478080" text:continue-numbering="true" text:style-name="Numbering_20_1">
        <text:list-item>
          <text:p text:style-name="Numbering_20_1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>
            <table:table-cell table:style-name="Taula7.A1" office:value-type="string">
              <text:p text:style-name="Table_20_Heading">Expressió a avaluar</text:p>
            </table:table-cell>
            <table:table-cell table:style-name="Taula7.A1" office:value-type="string">
              <text:p text:style-name="Table_20_Heading">Valor</text:p>
            </table:table-cell>
            <table:table-cell table:style-name="Taula7.C1" office:value-type="string">
              <text:p text:style-name="Table_20_Heading">Tipus</text:p>
            </table:table-cell>
          </table:table-row>
        </table:table-header-rows>
        <table:table-row>
          <table:table-cell table:style-name="Taula7.A2" office:value-type="string">
            <text:p text:style-name="Table_20_Contents">a=0</text:p>
          </table:table-cell>
          <table:table-cell table:style-name="Taula7.A2" office:value-type="string">
            <text:p text:style-name="Table_20_Contents"><text:s/><text:span text:style-name="T19">0</text:span></text:p>
          </table:table-cell>
          <table:table-cell table:style-name="Taula7.C2" office:value-type="string">
            <text:p text:style-name="P20">Variable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1">0</text:p>
          </table:table-cell>
          <table:table-cell table:style-name="Taula7.C2" office:value-type="string">
            <text:p text:style-name="P20">Variable</text:p>
          </table:table-cell>
        </table:table-row>
        <table:table-row>
          <table:table-cell table:style-name="Taula7.A4" office:value-type="string">
            <text:p text:style-name="Table_20_Contents">a=0</text:p>
          </table:table-cell>
          <table:table-cell table:style-name="Taula7.A4" office:value-type="string">
            <text:p text:style-name="P20">0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20">1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41">1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20">1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a+1</text:p>
          </table:table-cell>
          <table:table-cell table:style-name="Taula7.A2" office:value-type="string">
            <text:p text:style-name="P20">2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1">2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False or True </text:p>
          </table:table-cell>
          <table:table-cell table:style-name="Taula7.A4" office:value-type="string">
            <text:p text:style-name="P20">True</text:p>
          </table:table-cell>
          <table:table-cell table:style-name="Taula7.C4" office:value-type="string">
            <text:p text:style-name="P20">Lògic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41">True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0</text:p>
          </table:table-cell>
          <table:table-cell table:style-name="Taula7.A2" office:value-type="string">
            <text:p text:style-name="P20">0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b=0</text:p>
          </table:table-cell>
          <table:table-cell table:style-name="Taula7.A2" office:value-type="string">
            <text:p text:style-name="P20">0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a=b</text:p>
          </table:table-cell>
          <table:table-cell table:style-name="Taula7.A2" office:value-type="string">
            <text:p text:style-name="P41">0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1">0</text:p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P41">0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2</text:p>
          </table:table-cell>
          <table:table-cell table:style-name="Taula7.A4" office:value-type="string">
            <text:p text:style-name="P20">2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a = a + a *( a + a * (a + a))</text:p>
          </table:table-cell>
          <table:table-cell table:style-name="Taula7.A4" office:value-type="string">
            <text:p text:style-name="P42">22</text:p>
          </table:table-cell>
          <table:table-cell table:style-name="Taula7.C4" office:value-type="string">
            <text:p text:style-name="P20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42">22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20">1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a = a + a</text:p>
          </table:table-cell>
          <table:table-cell table:style-name="Taula7.A2" office:value-type="string">
            <text:p text:style-name="P41">2</text:p>
          </table:table-cell>
          <table:table-cell table:style-name="Taula7.C2" office:value-type="string">
            <text:p text:style-name="P20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1">2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20">1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b=3</text:p>
          </table:table-cell>
          <table:table-cell table:style-name="Taula7.A4" office:value-type="string">
            <text:p text:style-name="P20">3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b=a + 1</text:p>
          </table:table-cell>
          <table:table-cell table:style-name="Taula7.A4" office:value-type="string">
            <text:p text:style-name="P41">2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41">1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P41">2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20">1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b=2</text:p>
          </table:table-cell>
          <table:table-cell table:style-name="Taula7.A2" office:value-type="string">
            <text:p text:style-name="P20">2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b=a + b</text:p>
          </table:table-cell>
          <table:table-cell table:style-name="Taula7.A2" office:value-type="string">
            <text:p text:style-name="P41">3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 = a + b</text:p>
          </table:table-cell>
          <table:table-cell table:style-name="Taula7.A2" office:value-type="string">
            <text:p text:style-name="P41">4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P41">4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42">1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b=2</text:p>
          </table:table-cell>
          <table:table-cell table:style-name="Taula7.A4" office:value-type="string">
            <text:p text:style-name="P42">2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b=a - 1</text:p>
          </table:table-cell>
          <table:table-cell table:style-name="Taula7.A4" office:value-type="string">
            <text:p text:style-name="P42">0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 = b - a</text:p>
          </table:table-cell>
          <table:table-cell table:style-name="Taula7.A4" office:value-type="string">
            <text:p text:style-name="P20">-<text:span text:style-name="T22">1</text:span></text:p>
          </table:table-cell>
          <table:table-cell table:style-name="Taula7.C4" office:value-type="string">
            <text:p text:style-name="P20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P20">-<text:span text:style-name="T22">1</text:span>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a = a + 2</text:p>
          </table:table-cell>
          <table:table-cell table:style-name="Taula7.A2" office:value-type="string">
            <text:p text:style-name="P42">3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2">3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42">1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a*2</text:p>
          </table:table-cell>
          <table:table-cell table:style-name="Taula7.A4" office:value-type="string">
            <text:p text:style-name="P42">2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42">2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b=2</text:p>
          </table:table-cell>
          <table:table-cell table:style-name="Taula7.A2" office:value-type="string">
            <text:p text:style-name="P42">2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c=0</text:p>
          </table:table-cell>
          <table:table-cell table:style-name="Taula7.A2" office:value-type="string">
            <text:p text:style-name="P42">0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d=0</text:p>
          </table:table-cell>
          <table:table-cell table:style-name="Taula7.A2" office:value-type="string">
            <text:p text:style-name="P42">0</text:p>
          </table:table-cell>
          <table:table-cell table:style-name="Taula7.C2" office:value-type="string">
            <text:p text:style-name="P20">Aritmètic</text:p>
          </table:table-cell>
        </table:table-row>
        <table:table-row>
          <table:table-cell table:style-name="Taula7.A2" office:value-type="string">
            <text:p text:style-name="Table_20_Contents">c=a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=b</text:p>
          </table:table-cell>
          <table:table-cell table:style-name="Taula7.A2" office:value-type="string">
            <text:p text:style-name="P42">2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d</text:p>
          </table:table-cell>
          <table:table-cell table:style-name="Taula7.A2" office:value-type="string">
            <text:p text:style-name="P42">2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c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42">2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42">1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b=2.0</text:p>
          </table:table-cell>
          <table:table-cell table:style-name="Taula7.A4" office:value-type="string">
            <text:p text:style-name="P42">2,0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c=a+b</text:p>
          </table:table-cell>
          <table:table-cell table:style-name="Taula7.A4" office:value-type="string">
            <text:p text:style-name="P42">3,0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P42">3,0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True</text:p>
          </table:table-cell>
          <table:table-cell table:style-name="Taula7.A2" office:value-type="string">
            <text:p text:style-name="P42">True</text:p>
          </table:table-cell>
          <table:table-cell table:style-name="Taula7.C2" office:value-type="string">
            <text:p text:style-name="P20">Boolea</text:p>
          </table:table-cell>
        </table:table-row>
        <table:table-row>
          <table:table-cell table:style-name="Taula7.A2" office:value-type="string">
            <text:p text:style-name="Table_20_Contents">b=True</text:p>
          </table:table-cell>
          <table:table-cell table:style-name="Taula7.A2" office:value-type="string">
            <text:p text:style-name="P42">True</text:p>
          </table:table-cell>
          <table:table-cell table:style-name="Taula7.C2" office:value-type="string">
            <text:p text:style-name="P20">Boolea</text:p>
          </table:table-cell>
        </table:table-row>
        <table:table-row>
          <table:table-cell table:style-name="Taula7.A2" office:value-type="string">
            <text:p text:style-name="Table_20_Contents">c=not (a and b)</text:p>
          </table:table-cell>
          <table:table-cell table:style-name="Taula7.A2" office:value-type="string">
            <text:p text:style-name="P42">False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P42">False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P42">1</text:p>
          </table:table-cell>
          <table:table-cell table:style-name="Taula7.C4" office:value-type="string">
            <text:p text:style-name="P20">Aritmètic</text:p>
          </table:table-cell>
        </table:table-row>
        <table:table-row>
          <table:table-cell table:style-name="Taula7.A4" office:value-type="string">
            <text:p text:style-name="Table_20_Contents"><text:s/>b =2</text:p>
          </table:table-cell>
          <table:table-cell table:style-name="Taula7.A4" office:value-type="string">
            <text:p text:style-name="P42">2</text:p>
          </table:table-cell>
          <table:table-cell table:style-name="Taula7.C4" office:value-type="string">
            <text:p text:style-name="P21">Aritmètic</text:p>
          </table:table-cell>
        </table:table-row>
        <table:table-row>
          <table:table-cell table:style-name="Taula7.A4" office:value-type="string">
            <text:p text:style-name="Table_20_Contents">C= a &lt; b</text:p>
          </table:table-cell>
          <table:table-cell table:style-name="Taula7.A4" office:value-type="string">
            <text:p text:style-name="P42">True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P42">True</text:p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P42">1</text:p>
          </table:table-cell>
          <table:table-cell table:style-name="Taula7.C2" office:value-type="string">
            <text:p text:style-name="P21">Aritmètic</text:p>
          </table:table-cell>
        </table:table-row>
        <table:table-row>
          <table:table-cell table:style-name="Taula7.A2" office:value-type="string">
            <text:p text:style-name="Table_20_Contents">b=2.0</text:p>
          </table:table-cell>
          <table:table-cell table:style-name="Taula7.A2" office:value-type="string">
            <text:p text:style-name="P42">2,0</text:p>
          </table:table-cell>
          <table:table-cell table:style-name="Taula7.C2" office:value-type="string">
            <text:p text:style-name="P21">Aritmètic</text:p>
          </table:table-cell>
        </table:table-row>
        <table:table-row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P42">3,0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13 /4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P21">Aritmètic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3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P21">Aritmètic</text:p>
          </table:table-cell>
        </table:table-row>
        <table:table-row>
          <table:table-cell table:style-name="Taula7.A2" office:value-type="string">
            <text:p text:style-name="Table_20_Contents">b=4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P21">Aritmètic</text:p>
          </table:table-cell>
        </table:table-row>
        <table:table-row>
          <table:table-cell table:style-name="Taula7.A2" office:value-type="string">
            <text:p text:style-name="Table_20_Contents">c=a + 2 * b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c + 1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P21">Aritmètic</text:p>
          </table:table-cell>
        </table:table-row>
        <table:table-row>
          <table:table-cell table:style-name="Taula7.A2" office:value-type="string">
            <text:p text:style-name="Table_20_Contents">c=c - a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b * c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P22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 True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P22">Boolea</text:p>
          </table:table-cell>
        </table:table-row>
        <table:table-row>
          <table:table-cell table:style-name="Taula7.A4" office:value-type="string">
            <text:p text:style-name="Table_20_Contents">b=a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=12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P21">Aritmètic</text:p>
          </table:table-cell>
        </table:table-row>
        <table:table-row>
          <table:table-cell table:style-name="Taula7.A4" office:value-type="string">
            <text:p text:style-name="Table_20_Contents">d=c % 5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<text:span text:style-name="T3">b</text:span>=a and b or d &gt; c / 2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P22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P22"/>
          </table:table-cell>
          <table:table-cell table:style-name="Taula7.C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Calibri" svg:font-family="Calibri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loext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loext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loext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loext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margin-top="0in" fo:margin-bottom="0in" loext:contextual-spacing="false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bullet text:level="3" text:style-name="Bullet_20_Symbols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0783in"/>
      </text:list-level-style-number>
      <text:list-level-style-number text:level="2" text:style-name="Numbering_20_Symbols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style:num-suffix="." style:num-format="a" text:start-value="3">
        <style:list-level-properties text:space-before="0.3929in"/>
      </text:list-level-style-number>
      <text:list-level-style-number text:level="4" text:style-name="Numbering_20_Symbols" style:num-suffix="." style:num-format="a" text:start-value="4">
        <style:list-level-properties text:space-before="0.7866in"/>
      </text:list-level-style-number>
      <text:list-level-style-number text:level="5" text:style-name="Numbering_20_Symbols" style:num-suffix="." style:num-format="a" text:start-value="5">
        <style:list-level-properties text:space-before="1.2791in"/>
      </text:list-level-style-number>
      <text:list-level-style-number text:level="6" text:style-name="Numbering_20_Symbols" style:num-suffix="." style:num-format="a" text:start-value="6">
        <style:list-level-properties text:space-before="1.8693in"/>
      </text:list-level-style-number>
      <text:list-level-style-number text:level="7" text:style-name="Numbering_20_Symbols" style:num-suffix="." style:num-format="a" text:start-value="7">
        <style:list-level-properties text:space-before="2.5783in"/>
      </text:list-level-style-number>
      <text:list-level-style-number text:level="8" text:style-name="Numbering_20_Symbols" style:num-suffix="." style:num-format="a" text:start-value="8">
        <style:list-level-properties text:space-before="3.4839in"/>
      </text:list-level-style-number>
      <text:list-level-style-number text:level="9" text:style-name="Numbering_20_Symbols" style:num-suffix="." style:num-format="a" text:start-value="9">
        <style:list-level-properties text:space-before="4.5075in"/>
      </text:list-level-style-number>
      <text:list-level-style-number text:level="10" text:style-name="Numbering_20_Symbols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1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⁰">
        <style:list-level-properties text:space-before="0.1579in" text:min-label-width="0.1575in"/>
        <style:text-properties style:font-name="DejaVu Sans2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ASIX - MP3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onica</meta:initial-creator>
    <meta:creation-date>2009-09-28T11:37:43</meta:creation-date>
    <dc:date>2018-10-04T09:25:23.711203219</dc:date>
    <dc:language>ca-ES</dc:language>
    <meta:editing-cycles>55</meta:editing-cycles>
    <meta:editing-duration>PT14H49M19S</meta:editing-duration>
    <meta:document-statistic meta:table-count="5" meta:image-count="0" meta:object-count="8" meta:page-count="11" meta:paragraph-count="618" meta:word-count="2031" meta:character-count="7573" meta:non-whitespace-character-count="61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i>m</mi>
        <mi>n</mi>
      </mfrac>
      <mo stretchy="false">+</mo>
      <mi>p</mi>
    </mrow>
    <annotation encoding="StarMath 5.0">{m} over {n} +p</annotation>
  </semantics>
</math>
</file>

<file path=Object 2/content.xml><?xml version="1.0" encoding="utf-8"?>
<math xmlns="http://www.w3.org/1998/Math/MathML" display="block">
  <semantics>
    <mrow>
      <mi>m</mi>
      <mo stretchy="false">+</mo>
      <mfrac>
        <mi>n</mi>
        <mrow>
          <mi>p</mi>
          <mo stretchy="false">−</mo>
          <mi>q</mi>
        </mrow>
      </mfrac>
    </mrow>
    <annotation encoding="StarMath 5.0">m+{n} over {p-q} </annotation>
  </semantics>
</math>
</file>

<file path=Object 3/content.xml><?xml version="1.0" encoding="utf-8"?>
<math xmlns="http://www.w3.org/1998/Math/MathML" display="block">
  <semantics>
    <mfrac>
      <mrow>
        <mi>m</mi>
        <mo stretchy="false">+</mo>
        <mfrac>
          <mi>n</mi>
          <mi>p</mi>
        </mfrac>
      </mrow>
      <mrow>
        <mi>q</mi>
        <mo stretchy="false">−</mo>
        <mfrac>
          <mi>r</mi>
          <msup>
            <mi>s</mi>
            <mn>2</mn>
          </msup>
        </mfrac>
      </mrow>
    </mfrac>
    <annotation encoding="StarMath 5.0">{m+{n} over {p} } over {q-{r} over {s^2} }  </annotation>
  </semantics>
</math>
</file>

<file path=Object 4/content.xml><?xml version="1.0" encoding="utf-8"?>
<math xmlns="http://www.w3.org/1998/Math/MathML" display="block">
  <semantics>
    <mrow>
      <mfrac>
        <mrow>
          <mi>a</mi>
          <mn>²</mn>
        </mrow>
        <mrow>
          <mi>b</mi>
          <mo stretchy="false">−</mo>
          <mi>c</mi>
        </mrow>
      </mfrac>
      <mo stretchy="false">+</mo>
      <mfrac>
        <mrow>
          <mi>d</mi>
          <mo stretchy="false">−</mo>
          <mi>e</mi>
        </mrow>
        <mrow>
          <mi>f</mi>
          <mo stretchy="false">−</mo>
          <mfrac>
            <mrow>
              <mi>g</mi>
              <mo stretchy="false">⋅</mo>
              <mi>h</mi>
            </mrow>
            <mi>j</mi>
          </mfrac>
        </mrow>
      </mfrac>
    </mrow>
    <annotation encoding="StarMath 5.0">{a²} over {b-c} + {d-e} over {f-{g cdot h } over {j} } </annotation>
  </semantics>
</math>
</file>

<file path=Object 5/content.xml><?xml version="1.0" encoding="utf-8"?>
<math xmlns="http://www.w3.org/1998/Math/MathML" display="block">
  <semantics>
    <mfrac>
      <mrow>
        <mi>a</mi>
        <mrow>
          <mn>²</mn>
          <mo stretchy="false">+</mo>
          <mi>b</mi>
        </mrow>
        <mrow>
          <mn>³</mn>
          <mo stretchy="false">−</mo>
          <mn>4</mn>
        </mrow>
      </mrow>
      <mrow>
        <mn>3</mn>
        <mi>c</mi>
      </mrow>
    </mfrac>
    <annotation encoding="StarMath 5.0">{a²+b³-4} over {3c } </annotation>
  </semantics>
</math>
</file>

<file path=Object 6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  <mn>2</mn>
          </msup>
          <mi>c</mi>
        </mfrac>
        <mo stretchy="false">−</mo>
        <mfrac>
          <mrow>
            <mn>3</mn>
            <mi>t</mi>
          </mrow>
          <mrow>
            <mi>h</mi>
            <mo stretchy="false">+</mo>
            <mi>j</mi>
          </mrow>
        </mfrac>
        <mo stretchy="false">−</mo>
        <mn>7</mn>
      </mrow>
      <mi>k</mi>
    </mrow>
    <annotation encoding="StarMath 5.0">{(a+b)^2} over {c} -{3t} over {h+j} -7k</annotation>
  </semantics>
</math>
</file>

<file path=Object 7/content.xml><?xml version="1.0" encoding="utf-8"?>
<math xmlns="http://www.w3.org/1998/Math/MathML" display="block">
  <semantics>
    <mfrac>
      <mrow>
        <mn>3</mn>
        <mrow>
          <mi>a</mi>
          <mo stretchy="false">+</mo>
          <mi>b</mi>
        </mrow>
      </mrow>
      <mrow>
        <mi>c</mi>
        <mo stretchy="false">−</mo>
        <mfrac>
          <mrow>
            <mrow>
              <mi>d</mi>
              <mo stretchy="false">+</mo>
              <mn>5</mn>
            </mrow>
            <mi>e</mi>
          </mrow>
          <mrow>
            <mi>f</mi>
            <mo stretchy="false">+</mo>
            <mfrac>
              <mi>g</mi>
              <mrow>
                <mn>2</mn>
                <mi>h</mi>
              </mrow>
            </mfrac>
          </mrow>
        </mfrac>
      </mrow>
    </mfrac>
    <annotation encoding="StarMath 5.0">{3a+b} over {c-{d+5e} over {f+{g} over {2h} } } </annotation>
  </semantics>
</math>
</file>

<file path=Object 8/content.xml><?xml version="1.0" encoding="utf-8"?>
<math xmlns="http://www.w3.org/1998/Math/MathML" display="block">
  <semantics>
    <mrow>
      <mn>2</mn>
      <mo stretchy="false">⩽</mo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o stretchy="false">⩽</mo>
      <mn>35</mn>
    </mrow>
    <annotation encoding="StarMath 5.0">2 leslant (a+b) leslant 35</annotation>
  </semantics>
</math>
</file>